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7da647" draw:textarea-horizontal-align="center" draw:textarea-vertical-align="middle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text-align="center"/>
      <style:text-properties fo:font-size="8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id="id1" draw:layer="layout" svg:width="2.89cm" svg:height="1.636cm" svg:x="1.619cm" svg:y="1.88cm">
          <text:p/>
        </draw:rect>
        <draw:rect draw:style-name="gr2" draw:text-style-name="P2" draw:layer="layout" svg:width="2.89cm" svg:height="0.588cm" svg:x="1.619cm" svg:y="1.88cm">
          <text:p text:style-name="P1"><text:span text:style-name="T1">Login</text:span></text:p>
        </draw:rect>
        <draw:rect draw:style-name="gr1" draw:text-style-name="P1" draw:id="id2" draw:layer="layout" svg:width="3.864cm" svg:height="1.636cm" svg:x="5.919cm" svg:y="1.88cm">
          <text:p/>
        </draw:rect>
        <draw:rect draw:style-name="gr2" draw:text-style-name="P2" draw:layer="layout" svg:width="3.864cm" svg:height="0.588cm" svg:x="5.919cm" svg:y="1.88cm">
          <text:p text:style-name="P1"><text:span text:style-name="T1">choice_action</text:span></text:p>
        </draw:rect>
        <draw:connector draw:style-name="gr3" draw:text-style-name="P1" draw:layer="layout" draw:type="line" svg:x1="4.509cm" svg:y1="2.698cm" svg:x2="5.919cm" svg:y2="2.698cm" draw:start-shape="id1" draw:start-glue-point="1" draw:end-shape="id2" svg:d="m4509 2698h1410">
          <text:p/>
        </draw:connector>
        <draw:rect draw:style-name="gr1" draw:text-style-name="P1" draw:id="id3" draw:layer="layout" svg:width="3.864cm" svg:height="2.68cm" svg:x="11.719cm" svg:y="1.08cm">
          <text:p/>
        </draw:rect>
        <draw:rect draw:style-name="gr2" draw:text-style-name="P2" draw:layer="layout" svg:width="3.864cm" svg:height="0.7cm" svg:x="11.719cm" svg:y="1.08cm">
          <text:p text:style-name="P1"><text:span text:style-name="T1">price_loader</text:span></text:p>
        </draw:rect>
        <draw:rect draw:style-name="gr1" draw:text-style-name="P1" draw:id="id4" draw:layer="layout" svg:width="3.864cm" svg:height="2.263cm" svg:x="11.719cm" svg:y="4.23cm">
          <text:p/>
        </draw:rect>
        <draw:rect draw:style-name="gr2" draw:text-style-name="P2" draw:layer="layout" svg:width="3.864cm" svg:height="0.693cm" svg:x="11.719cm" svg:y="4.23cm">
          <text:p text:style-name="P1"><text:span text:style-name="T1">orders_view</text:span></text:p>
        </draw:rect>
        <draw:connector draw:style-name="gr3" draw:text-style-name="P1" draw:layer="layout" draw:type="line" svg:x1="9.783cm" svg:y1="2.698cm" svg:x2="11.719cm" svg:y2="2.42cm" draw:start-shape="id2" draw:start-glue-point="1" draw:end-shape="id3" svg:d="m9783 2698 1936-278">
          <text:p/>
        </draw:connector>
        <draw:connector draw:style-name="gr3" draw:text-style-name="P1" draw:layer="layout" draw:type="line" svg:x1="9.783cm" svg:y1="2.698cm" svg:x2="11.719cm" svg:y2="5.361cm" draw:start-shape="id2" draw:start-glue-point="1" draw:end-shape="id4" svg:d="m9783 2698 1936 2663">
          <text:p/>
        </draw:connector>
        <draw:rect draw:style-name="gr4" draw:text-style-name="P3" draw:layer="layout" svg:width="3.516cm" svg:height="0.523cm" svg:x="11.924cm" svg:y="2.071cm">
          <text:p text:style-name="P1"><text:span text:style-name="T2">Установка URL к прайсу</text:span></text:p>
        </draw:rect>
        <draw:rect draw:style-name="gr4" draw:text-style-name="P3" draw:layer="layout" svg:width="3.516cm" svg:height="0.523cm" svg:x="11.924cm" svg:y="2.872cm">
          <text:p text:style-name="P1"><text:span text:style-name="T2">Начать загрузку прайса</text:span></text:p>
        </draw:rect>
        <draw:rect draw:style-name="gr1" draw:text-style-name="P1" draw:id="id5" draw:layer="layout" svg:width="4.706cm" svg:height="2.263cm" svg:x="16.171cm" svg:y="4.231cm">
          <text:p/>
        </draw:rect>
        <draw:rect draw:style-name="gr2" draw:text-style-name="P2" draw:layer="layout" svg:width="4.706cm" svg:height="0.693cm" svg:x="16.171cm" svg:y="4.231cm">
          <text:p text:style-name="P1"><text:span text:style-name="T1">orders_view.OrderDetail</text:span></text:p>
        </draw:rect>
        <draw:connector draw:style-name="gr3" draw:text-style-name="P1" draw:layer="layout" draw:type="line" svg:x1="15.583cm" svg:y1="5.361cm" svg:x2="16.171cm" svg:y2="5.362cm" draw:start-shape="id4" draw:start-glue-point="1" draw:end-shape="id5" draw:end-glue-point="3" svg:d="m15583 5361 588 1">
          <text:p/>
        </draw:connector>
        <draw:rect draw:style-name="gr1" draw:text-style-name="P1" draw:layer="layout" svg:width="3.864cm" svg:height="2.263cm" svg:x="11.719cm" svg:y="7.031cm">
          <text:p/>
        </draw:rect>
        <draw:rect draw:style-name="gr2" draw:text-style-name="P2" draw:layer="layout" svg:width="3.864cm" svg:height="0.693cm" svg:x="11.719cm" svg:y="7.031cm">
          <text:p text:style-name="P1"><text:span text:style-name="T1">jobber_edit</text:span></text:p>
        </draw:rect>
        <draw:rect draw:style-name="gr1" draw:text-style-name="P1" draw:layer="layout" svg:width="4.658cm" svg:height="2.263cm" svg:x="16.219cm" svg:y="7.032cm">
          <text:p/>
        </draw:rect>
        <draw:rect draw:style-name="gr2" draw:text-style-name="P2" draw:layer="layout" svg:width="4.658cm" svg:height="0.693cm" svg:x="16.219cm" svg:y="7.032cm">
          <text:p text:style-name="P1"><text:span text:style-name="T1">jobber_edit.JobberEdito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taliy Geleznyak</meta:initial-creator>
    <meta:creation-date>2009-08-22T11:15:11.81</meta:creation-date>
    <dc:date>2009-08-22T15:49:02.64</dc:date>
    <dc:creator>Vitaliy Geleznyak</dc:creator>
    <meta:editing-duration>PT04H33M57S</meta:editing-duration>
    <meta:editing-cycles>2</meta:editing-cycles>
    <meta:generator>OpenOffice.org/3.1$Win32 OpenOffice.org_project/310m11$Build-9399</meta:generator>
    <meta:document-statistic meta:object-count="20"/>
  </office:meta>
</office:document-meta>
</file>